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ternet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v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cro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ctricit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c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hers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h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s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table:formula="of:=10000 - SUM([.C4:.C5]:[.C6:.C7]:[.C8:.C9]: [.C10:.C11])" office:value-type="float" office:value="5875" calcext:value-type="float">
            <text:p>5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sbursement</text:p>
          </table:table-cell>
          <table:table-cell/>
          <table:table-cell table:formula="of:=([.C2] - [.C12])" office:value-type="float" office:value="4125" calcext:value-type="float">
            <text:p>4125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21:02:27.6153578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9:25:11.622646543</meta:creation-date>
    <dc:date>2026-02-13T21:04:59.713115997</dc:date>
    <meta:editing-duration>PT1H39M22S</meta:editing-duration>
    <meta:editing-cycles>12</meta:editing-cycles>
    <meta:generator>LibreOffice/26.2.0.3$Linux_X86_64 LibreOffice_project/620$Build-3</meta:generator>
    <meta:document-statistic meta:table-count="10" meta:cell-count="33" meta:object-count="0"/>
  </office:meta>
</office:document-meta>
</file>